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1b7f" officeooo:paragraph-rsid="00191b7f"/>
    </style:style>
    <style:style style:name="P2" style:family="paragraph" style:parent-style-name="Standard">
      <style:text-properties officeooo:rsid="001e9dab" officeooo:paragraph-rsid="001e9dab"/>
    </style:style>
    <style:style style:name="P3" style:family="paragraph" style:parent-style-name="Text_20_body">
      <style:text-properties officeooo:rsid="00191b7f" officeooo:paragraph-rsid="00191b7f"/>
    </style:style>
    <style:style style:name="P4" style:family="paragraph" style:parent-style-name="Text_20_body">
      <style:text-properties officeooo:rsid="001aa3c4" officeooo:paragraph-rsid="001aa3c4"/>
    </style:style>
    <style:style style:name="P5" style:family="paragraph" style:parent-style-name="Text_20_body">
      <style:text-properties officeooo:rsid="001b71b3" officeooo:paragraph-rsid="001b71b3"/>
    </style:style>
    <style:style style:name="P6" style:family="paragraph" style:parent-style-name="Text_20_body">
      <style:text-properties officeooo:rsid="001d75a2" officeooo:paragraph-rsid="001d75a2"/>
    </style:style>
    <style:style style:name="P7" style:family="paragraph" style:parent-style-name="Text_20_body">
      <style:text-properties officeooo:rsid="00213767" officeooo:paragraph-rsid="00213767"/>
    </style:style>
    <style:style style:name="P8" style:family="paragraph" style:parent-style-name="Text_20_body">
      <style:text-properties officeooo:rsid="001d75a2" officeooo:paragraph-rsid="001d75a2"/>
    </style:style>
    <style:style style:name="P9" style:family="paragraph" style:parent-style-name="Text_20_body">
      <style:text-properties officeooo:rsid="0023c06f" officeooo:paragraph-rsid="0023c06f"/>
    </style:style>
    <style:style style:name="P10" style:family="paragraph" style:parent-style-name="Text_20_body">
      <style:text-properties fo:font-style="italic" style:text-underline-style="solid" style:text-underline-width="auto" style:text-underline-color="font-color" officeooo:rsid="0023c06f" officeooo:paragraph-rsid="0023c06f" style:font-style-asian="italic" style:font-style-complex="italic"/>
    </style:style>
    <style:style style:name="P11" style:family="paragraph" style:parent-style-name="Heading_20_3">
      <style:text-properties officeooo:rsid="001b71b3" officeooo:paragraph-rsid="001b71b3"/>
    </style:style>
    <style:style style:name="T1" style:family="text">
      <style:text-properties officeooo:rsid="00191b7f"/>
    </style:style>
    <style:style style:name="T2" style:family="text">
      <style:text-properties fo:font-weight="bold" style:font-weight-asian="bold" style:font-weight-complex="bold"/>
    </style:style>
    <style:style style:name="T3" style:family="text">
      <style:text-properties officeooo:rsid="001aa3c4"/>
    </style:style>
    <style:style style:name="T4" style:family="text">
      <style:text-properties officeooo:rsid="001b7f63"/>
    </style:style>
    <style:style style:name="T5" style:family="text">
      <style:text-properties officeooo:rsid="001d7fee"/>
    </style:style>
    <style:style style:name="T6" style:family="text">
      <style:text-properties officeooo:rsid="001d96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BO</text:h>
      <text:p text:style-name="P1">Struktur eines Repos, aus dem man sowohl für linuxmuster.net ein deb-Paket als auch für den OSS ein rpm-Paket bauen kann. Es soll möglichst viel Code von beiden Paketen gemeinsam genutzt werden können. Beide Pakete sollen aus einer Version des Repos gebaut werden können. Es wird angestrebt, nur die zwei Pakete linuxmuster-linbo und oss-linbo bereitzustellen.</text:p>
      <text:p text:style-name="P2">Das Repo linuxmuster/linuxmuster-linbo bleibt das Hauptrepo für linbo. Ein Fork davon wird fschuett/oss-linbo. Vom Fork wird immer wieder zurück in den master-Zweig des Hauptrepos eingespielt. So enthält das Hauptrepo alles für Linbo relevante, das Fork-Repo den Teil, der für oss relevant ist.</text:p>
      <text:p text:style-name="P2">Bei Datei-/Verzeichniskonflikten wird im Einvernehmen eine Lösung gesucht.</text:p>
      <text:h text:style-name="Heading_20_2" text:outline-level="2">Unterscheidung</text:h>
      <text:p text:style-name="P3">FLAVOUR=oss|lmn<text:span text:style-name="T4">6|lmn7</text:span></text:p>
      <text:p text:style-name="P3">Alle spezifischen Funktionen sollen für beide Pakete den gleichen Namen tragen und sich in einer Datei befinden, die mit dem $FLAVOUR beginnt. Gemeinsame Skripte sourcen die richtige Datei mithilfe von $FLAVOUR. <text:span text:style-name="T6">Die Datei wird bei der Paketerstellung durch ein kleines Skript angepasst.</text:span></text:p>
      <text:p text:style-name="P7">ENVDEFAULTS=…</text:p>
      <text:p text:style-name="P7">Der absolute Pfad zur Datei mit Umgebungsvariablen, die vom System vorgegeben (linuxmuster) bzw. zur Funktion von linbo (oss) benötigt werden.</text:p>
      <text:h text:style-name="Heading_20_2" text:outline-level="2">Installiertes System</text:h>
      <text:h text:style-name="Heading_20_3" text:outline-level="3">Konfiguration</text:h>
      <text:p text:style-name="P3">Die Konfigurationsdateien befinden sich unter <text:span text:style-name="T2">/etc/linbo</text:span>. Dort befindet sich eine Datei linbo.conf, die von allen Skripten gesourct werden kann. Sie enthält alle Variablen, die zur Unterscheidung dienen.</text:p>
      <text:h text:style-name="Heading_20_3" text:outline-level="3">Skripte und Standardeinstellungen</text:h>
      <text:h text:style-name="Heading_20_3" text:outline-level="3">TFTP-Server</text:h>
      <text:p text:style-name="P3">Das Stammverzeichnis des TFTP-Servers wird mit der Variablen <text:span text:style-name="T3">$LINBODIR </text:span>festgelegt.</text:p>
      <text:h text:style-name="Heading_20_3" text:outline-level="3">Rsync<text:span text:style-name="T1">-Server</text:span></text:h>
      <text:p text:style-name="P4">Der Rsync-Server greift auf $LINBODIR und $LINBOSHAREDIR zurück. Erst innerhalb der Skripte muss unterschieden werden.</text:p>
      <text:h text:style-name="Heading_20_3" text:outline-level="3">Grub-Dateien</text:h>
      <text:p text:style-name="P4">Die Struktur der Grub-Dateien ist unterhalb von $LINBODIR jeweils gleich.</text:p>
      <text:h text:style-name="Heading_20_2" text:outline-level="2"><text:soft-page-break/>Paketquelle</text:h>
      <text:h text:style-name="Heading_20_3" text:outline-level="3">Grundsätzliches</text:h>
      <text:p text:style-name="P6">Die Namen „oss“ und „linuxmuster“ werden nicht in Verzeichnisnamen verwendet. <text:span text:style-name="T5">Die Verzeichnisschachtelung wird so flach wie möglich gehalten, z.B. „etc/“ für alle Dateien und Verzeichnisse, die unter „etc/“ installiert werden sollen. Namen wie „linuxmuster“ oder „oss“ fügen erst die Installationsskripte unter „debian“ bzw. „rpm“ hinzu.</text:span></text:p>
      <text:h text:style-name="P11" text:outline-level="3">Debian</text:h>
      <text:p text:style-name="P5">Alle für die Paketerstellung spezifischen Dateien befinden sich im Verzeichnis <text:span text:style-name="T2">debian</text:span>.</text:p>
      <text:h text:style-name="P11" text:outline-level="3">Rpm</text:h>
      <text:p text:style-name="P5">Alle für die Paketerstellung spezifischen Dateien befinden sich im Verzeichnis <text:span text:style-name="T2">rpm</text:span>.</text:p>
      <text:h text:style-name="Heading_20_3" text:outline-level="3">GUI</text:h>
      <text:p text:style-name="P6">Das GUI unterscheidet sich für beide. Beide sollten parallel in einer Repo-Version existieren können. An allen Stellen, an denen es auftaucht, wird die Version angehängt.</text:p>
      <text:p text:style-name="P6">linbo_gui-1.0: alte Version für Qt4.x</text:p>
      <text:p text:style-name="P6">linbo_gui-2.0: neue Version für Qt5.x</text:p>
      <text:h text:style-name="Heading_20_3" text:outline-level="3">Funktionen</text:h>
      <text:p text:style-name="P9">Geladen werden die Funktionen aus der Variable $HELPERFUNCTIONS.</text:p>
      <text:p text:style-name="P9">Es gibt eine Datei mit allgemeinen Funktionen helperfunctions.sh und eine Datei mit spezifischen Funktionen, die automatisch geladen wird (lmn6|lmn7|oss)helperfunctions.sh.</text:p>
      <text:p text:style-name="P10">Hinweis</text:p>
      <text:p text:style-name="P9">Da bei lmn6 mit HELPERFUNCTIONS die allgemeine Datei aus dem base-Paket gemeint ist, die ich nicht verändern kann, muss manchmal die spezifische Datei zusätzlich einzeln geladen werden (das kommt bisher nur einmal v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1:58:14.763109668</meta:creation-date>
    <meta:editing-duration>P0D</meta:editing-duration>
    <meta:editing-cycles>1</meta:editing-cycles>
    <meta:generator>LibreOffice/5.2.3.3$Linux_X86_64 LibreOffice_project/20m0$Build-3</meta:generator>
    <meta:document-statistic meta:table-count="0" meta:image-count="0" meta:object-count="0" meta:page-count="2" meta:paragraph-count="35" meta:word-count="410" meta:character-count="3046" meta:non-whitespace-character-count="2671"/>
  </office:meta>
</office:document-meta>
</file>